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doStartTa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abelExtensionTag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LabelWidth(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setColumns( javax . el . ValueExpression colum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bel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bel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